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text-position="0% 100%" fo:font-weight="normal" style:font-weight-asian="normal" style:font-weight-complex="normal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 style:list-style-name=""/>
    <style:style style:name="P4" style:family="paragraph" style:parent-style-name="Text_20_body" style:list-style-name="">
      <style:text-properties fo:font-weight="bold" style:font-weight-asian="bold" style:font-weight-complex="bold"/>
    </style:style>
    <style:style style:name="P5" style:family="paragraph" style:parent-style-name="Text_20_body" style:list-style-name="L1">
      <style:text-properties fo:font-weight="normal" style:font-weight-asian="normal" style:font-weight-complex="normal"/>
    </style:style>
    <style:style style:name="P6" style:family="paragraph" style:parent-style-name="Text_20_body" style:list-style-name="">
      <style:text-properties fo:font-weight="normal" style:font-weight-asian="normal" style:font-weight-complex="normal"/>
    </style:style>
    <style:style style:name="P7" style:family="paragraph" style:parent-style-name="Text_20_body" style:list-style-name="L2">
      <style:text-properties fo:font-weight="normal" style:font-weight-asian="normal" style:font-weight-complex="normal"/>
    </style:style>
    <style:style style:name="P8" style:family="paragraph" style:parent-style-name="Text_20_body" style:list-style-name="L3">
      <style:text-properties style:text-position="0% 100%" fo:font-weight="normal" style:font-weight-asian="normal" style:font-weight-complex="normal"/>
    </style:style>
    <style:style style:name="P9" style:family="paragraph" style:parent-style-name="Text_20_body" style:list-style-name="L4"/>
    <style:style style:name="P10" style:family="paragraph" style:parent-style-name="Heading_20_1">
      <style:paragraph-properties fo:break-before="page"/>
    </style:style>
    <style:style style:name="P11" style:family="paragraph" style:parent-style-name="Heading_20_1" style:list-style-name="">
      <style:paragraph-properties fo:break-before="pag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3" text:index-scope="chapter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2">Anforderungen<text:tab/>2</text:p>
        </text:index-body>
      </text:table-of-content>
      <text:p text:style-name="Standard"/>
      <text:h text:style-name="P11" text:outline-level="1">Anforderungen</text:h>
      <text:h text:style-name="P3" text:outline-level="1">Ziel ist es, eine Web-Applikation für die Verwaltung der eigenen Medien (Filme, Serien, ...) zu entwickeln. Details des jeweiligen Films soll von dritten bezogen werden können: z.B. Über Imdb soll eine Zusammenfassung sowie ein Thumbnail / Titelbild des Filmes angezeigt werden können. Des Weiteren müssen die Filme über eine Administrationsoberfläche verwaltet werden können. Als Nice-To-Have sollten die einzelnen Medien nur Benutzern mit bestimmten Rechten zur Auswahl angezeigt werden können.</text:h>
      <text:h text:style-name="P4" text:outline-level="1">Annahmen:</text:h>
      <text:list xml:id="list2003717819" text:style-name="L1">
        <text:list-item>
          <text:h text:style-name="P5" text:outline-level="1">Die Medien sind auf dem Filesystem vorhanden und werden nicht als solches in der Datenbank abgespeichert (Ressourcen schonen)</text:h>
          <text:list>
            <text:list-item>
              <text:h text:style-name="P5" text:outline-level="1">Filesystem: direktes Laden / Abspielen des Films / der Serie ...</text:h>
            </text:list-item>
            <text:list-item>
              <text:h text:style-name="P5" text:outline-level="1">DVD / Video: Info</text:h>
            </text:list-item>
          </text:list>
        </text:list-item>
        <text:list-item>
          <text:h text:style-name="P5" text:outline-level="1">Beschreibung von IMDB wird als Link bereitgestellt (IMDB API)</text:h>
        </text:list-item>
        <text:list-item>
          <text:h text:style-name="P5" text:outline-level="1">Medien werden vom Benutzer beschriftet / beschrieben / bewertet</text:h>
        </text:list-item>
      </text:list>
      <text:h text:style-name="P6" text:outline-level="1"/>
      <text:h text:style-name="P4" text:outline-level="1">ToDo:</text:h>
      <text:list xml:id="list173375034" text:style-name="L2">
        <text:list-item>
          <text:h text:style-name="P7" text:outline-level="1">Abklären, wie Thumbnails generiert werden können (3rd-Party-Library --&gt; JMF?)</text:h>
        </text:list-item>
        <text:list-item>
          <text:h text:style-name="P7" text:outline-level="1">VCS: Git, Perforce?</text:h>
        </text:list-item>
      </text:list>
      <text:h text:style-name="P10" text:outline-level="1">Planung / Stories</text:h>
      <text:h text:style-name="Heading_20_3" text:outline-level="3">Infrastruktur:</text:h>
      <text:list xml:id="list118062017" text:style-name="L3">
        <text:list-item>
          <text:p text:style-name="P8">Web-Server (inkl. Servlet-Container, z.B. Tomcat)</text:p>
        </text:list-item>
        <text:list-item>
          <text:p text:style-name="P8">Datenbank</text:p>
        </text:list-item>
      </text:list>
      <text:p text:style-name="P1">Die Infrastruktur muss bereits vorhanden sein und ist nicht Bestandteil des Projekts bzw. der Planung --&gt; XAMPP / LAMPP.</text:p>
      <text:h text:style-name="Heading_20_3" text:outline-level="3">Stories</text:h>
      <text:list xml:id="list499726314" text:style-name="L4">
        <text:list-item>
          <text:p text:style-name="P9">Datenbankdesign</text:p>
          <text:list>
            <text:list-item>
              <text:p text:style-name="P9">Medienverwaltung (2d) -&gt; Prio 1</text:p>
            </text:list-item>
            <text:list-item>
              <text:p text:style-name="P9">Benutzerverwaltung (3d) -&gt; Prio 4</text:p>
            </text:list-item>
          </text:list>
        </text:list-item>
        <text:list-item>
          <text:p text:style-name="P9">Layout (5d) -&gt; Prio 1</text:p>
        </text:list-item>
        <text:list-item>
          <text:p text:style-name="P9">Startseite (5d)</text:p>
          <text:list>
            <text:list-item>
              <text:p text:style-name="P9">Suchfeld (2d) -&gt; Prio 1</text:p>
            </text:list-item>
            <text:list-item>
              <text:p text:style-name="P9">Tree / Liste (Kategorien) (2d) -&gt; Prio 2</text:p>
            </text:list-item>
            <text:list-item>
              <text:p text:style-name="P9">Login-Link (1d) -&gt; Prio 3</text:p>
            </text:list-item>
          </text:list>
        </text:list-item>
        <text:list-item>
          <text:p text:style-name="P9">Detailansicht (5d)</text:p>
          <text:list>
            <text:list-item>
              <text:p text:style-name="P9">IMDB-Link (2d) -&gt; Prio 2</text:p>
            </text:list-item>
            <text:list-item>
              <text:p text:style-name="P9">Thumbnail? (3d) -&gt; Prio 3 / 4</text:p>
              <text:list>
                <text:list-item>
                  <text:p text:style-name="P9">Eigenes Bild</text:p>
                </text:list-item>
                <text:list-item>
                  <text:p text:style-name="P9">„Random“-Image aus dem Film generieren</text:p>
                </text:list-item>
              </text:list>
            </text:list-item>
            <text:list-item>
              <text:p text:style-name="P9">Beschreibung (1d) -&gt; Prio 1</text:p>
            </text:list-item>
            <text:list-item>
              <text:p text:style-name="P9">Bewertung (2d) -&gt; Prio 4</text:p>
            </text:list-item>
          </text:list>
        </text:list-item>
        <text:list-item>
          <text:p text:style-name="P9">Verwaltung / Backend / allenfalls auch im Frontend integriert (Wiki-Style)</text:p>
          <text:list>
            <text:list-item>
              <text:p text:style-name="P9">Login (3d) -&gt; Prio 3</text:p>
            </text:list-item>
            <text:list-item>
              <text:p text:style-name="P9">Neue Medien hinzufügen (5d) -&gt; Prio 1</text:p>
            </text:list-item>
            <text:list-item>
              <text:p text:style-name="P9">Medien bearbeiten (3d) -&gt; Prio 3</text:p>
              <text:list>
                <text:list-item>
                  <text:p text:style-name="P9">Was wenn sich die Filestruktur geändert hat?</text:p>
                </text:list-item>
                <text:list-item>
                  <text:p text:style-name="P9">Verschieben / Kopieren der Medien auf dem Filesystem über Verwaltung realisieren?</text:p>
                  <text:list>
                    <text:list-item>
                      <text:p text:style-name="P9">Erkennen, dass sich die Struktur geändert hat --&gt; User MUSS dies sofort bereinigen</text:p>
                    </text:list-item>
                  </text:list>
                </text:list-item>
              </text:list>
            </text:list-item>
            <text:list-item>
              <text:p text:style-name="P9">Medien löschen (2d) -&gt; Prio 4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MDP Fall Studie: Medienverwaltung<text:tab/><text:tab/>Oliver Aeschbacher, René Kamer, Patric Keusch</text:p>
      </style:header>
      <style:footer>
        <text:p text:style-name="Footer"><text:tab/><text:page-number text:select-page="current">2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iver Aeschbacher</meta:initial-creator>
    <meta:creation-date>2011-10-05T23:12:44</meta:creation-date>
    <dc:date>2011-10-13T20:11:52</dc:date>
    <dc:creator>Oliver Aeschbacher</dc:creator>
    <meta:editing-duration>PT2H13M5S</meta:editing-duration>
    <meta:editing-cycles>19</meta:editing-cycles>
    <meta:generator>LibreOffice/3.3$Linux LibreOffice_project/330m19$Build-301</meta:generator>
    <meta:document-statistic meta:table-count="0" meta:image-count="0" meta:object-count="0" meta:page-count="3" meta:paragraph-count="44" meta:word-count="349" meta:character-count="2090"/>
  </office:meta>
</office:document-meta>
</file>